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Training+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D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UD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ND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CND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7:.G27])+SUM([.B19:.G19])+SUM([.B11:.G11])+SUM([.B3:.G3])"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28:.G28])+SUM([.B20:.G20])+SUM([.B12:.G12])+SUM([.B4:.G4])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table:formula="of:=SUM([.B29:.G29])+SUM([.B21:.G21])+SUM([.B13:.G13])+SUM([.B5:.G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table:formula="of:=SUM([.B30:.G30])+SUM([.B22:.G22])+SUM([.B14:.G14])+SUM([.B6:.G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table:formula="of:=SUM([.B31:.G31])+SUM([.B23:.G23])+SUM([.B15:.G15])+SUM([.B7:.G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table:formula="of:=SUM([.B32:.G32])+SUM([.B24:.G24])+SUM([.B16:.G16])+SUM([.B8:.G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UD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3]/([.C3]+[.C11])*100" office:value-type="float" office:value="100" calcext:value-type="float">
            <text:p>100</text:p>
          </table:table-cell>
          <table:table-cell table:formula="of:=SUM([.B19:.G19])/(SUM([.B19:.G19])+SUM([.B27:.G27]))*100" office:value-type="float" office:value="97.4358974358974" calcext:value-type="float">
            <text:p>97,4358974359</text:p>
          </table:table-cell>
          <table:table-cell table:formula="of:=SUM([.B27:.G27])/(SUM([.B19:.G19])+SUM([.B27:.G27]))*100" office:value-type="float" office:value="2.56410256410256" calcext:value-type="float">
            <text:p>2,5641025641</text:p>
          </table:table-cell>
          <table:table-cell table:formula="of:=[.C11]/([.C3]+[.C11])*1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0:11:41.421645484</meta:creation-date>
    <meta:generator>LibreOffice/5.1.6.2$Linux_X86_64 LibreOffice_project/10m0$Build-2</meta:generator>
    <dc:date>2017-03-05T00:52:26.549447638</dc:date>
    <meta:editing-duration>PT8M51S</meta:editing-duration>
    <meta:editing-cycles>1</meta:editing-cycles>
    <meta:document-statistic meta:table-count="1" meta:cell-count="154" meta:object-count="0"/>
  </office:meta>
</office:document-meta>
</file>